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officeooo:paragraph-rsid="0015218f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officeooo:paragraph-rsid="0015218f"/>
    </style:style>
    <style:style style:name="T1" style:family="text">
      <style:text-properties fo:color="#ff0000" loext:opacity="100%" style:font-name="Calibri" fo:font-size="11pt" fo:language="en" fo:country="US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text:tab/><text:tab/>Comentarii = Expresii, Informatii, Date</text:span></text:p>
      <text:p text:style-name="P1"><text:span text:style-name="T1">Separatori = Simboluri, Literali(?)</text:span></text:p>
      <text:p text:style-name="P1"><text:span text:style-name="T1">Operatori = Simboluri, Literali(?) (1 simbol, sau mai multe adica un literal)</text:span></text:p>
      <text:p text:style-name="P1"><text:span text:style-name="T1">Operanzi = Literali</text:span></text:p>
      <text:p text:style-name="P1"><text:span text:style-name="T1">Identificatori = Literali, Informatii, Date</text:span></text:p>
      <text:p text:style-name="P1"><text:span text:style-name="T1">Numere = Literali</text:span></text:p>
      <text:p text:style-name="P1"><text:span text:style-name="T1">Instructiuni (if ... else, switch, goto, ..)= Fraze</text:span></text:p>
      <text:p text:style-name="P1"><text:span text:style-name="T1">Functii = Metode (functii = proceduri)</text:span></text:p>
      <text:p text:style-name="P1"><text:span text:style-name="T1">Proceduri = Metode</text:span></text:p>
      <text:p text:style-name="P1"><text:span text:style-name="T1">Grafuri = Structuri</text:span></text:p>
      <text:p text:style-name="P1"><text:span text:style-name="T1">Masini = Structuri, Sisteme</text:span></text:p>
      <text:p text:style-name="P1"><text:span text:style-name="T1">Gramatici = Reguli, Procese</text:span></text:p>
      <text:p text:style-name="P1"><text:span text:style-name="T1">Automate = Sisteme</text:span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0T18:52:40.951000000</dc:date>
    <meta:editing-duration>PT1M40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3" meta:word-count="63" meta:character-count="431" meta:non-whitespace-character-count="378"/>
  </office:meta>
</office:document-meta>
</file>